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6cb" officeooo:paragraph-rsid="0017f6cb"/>
    </style:style>
    <style:style style:name="P2" style:family="paragraph" style:parent-style-name="Standard">
      <style:text-properties officeooo:paragraph-rsid="0017f6cb"/>
    </style:style>
    <style:style style:name="T1" style:family="text">
      <style:text-properties officeooo:rsid="00196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<text:span text:style-name="T1">3</text:span></text:p>
      <text:p text:style-name="Standard"/>
      <text:p text:style-name="Standard">package student;</text:p>
      <text:p text:style-name="Standard">public class Student {</text:p>
      <text:p text:style-name="Standard"><text:s text:c="4"/>int m1,m2,m3;</text:p>
      <text:p text:style-name="Standard"><text:s text:c="4"/>float sum;</text:p>
      <text:p text:style-name="Standard"><text:s text:c="4"/>Student(int a,int b,int c)</text:p>
      <text:p text:style-name="Standard"><text:s text:c="4"/>{</text:p>
      <text:p text:style-name="Standard"><text:s text:c="4"/>m1 = a ;</text:p>
      <text:p text:style-name="Standard"><text:s text:c="4"/>m2 = b ;</text:p>
      <text:p text:style-name="Standard"><text:s text:c="4"/>m3 = c ;</text:p>
      <text:p text:style-name="Standard"><text:s text:c="4"/></text:p>
      <text:p text:style-name="Standard"><text:s text:c="4"/>}</text:p>
      <text:p text:style-name="Standard"><text:s text:c="4"/>public void sum()</text:p>
      <text:p text:style-name="Standard"><text:s text:c="4"/>{</text:p>
      <text:p text:style-name="Standard"><text:s text:c="8"/>sum = m1+m2+m3;</text:p>
      <text:p text:style-name="Standard"><text:s text:c="5"/>System.out.println("sum <text:s/>is:" +sum);</text:p>
      <text:p text:style-name="Standard"><text:s text:c="4"/>}</text:p>
      <text:p text:style-name="Standard"><text:s text:c="4"/>public void percentage(){</text:p>
      <text:p text:style-name="Standard"><text:s text:c="8"/>float percentage =(sum / 300)*100;</text:p>
      <text:p text:style-name="Standard"><text:s text:c="8"/>System.out.println("percentage is:"+percentage);</text:p>
      <text:p text:style-name="Standard"><text:s text:c="4"/>}</text:p>
      <text:p text:style-name="Standard"><text:s text:c="4"/>public static void main (String args[]) {</text:p>
      <text:p text:style-name="Standard"><text:s text:c="4"/>Student S1 = new Student(84,75,70);</text:p>
      <text:p text:style-name="Standard"><text:s text:c="4"/>Student S2 = new Student(80,72,66);</text:p>
      <text:p text:style-name="Standard"><text:s text:c="4"/>S1.sum();</text:p>
      <text:p text:style-name="Standard"><text:s text:c="4"/>S1.percentage();</text:p>
      <text:p text:style-name="Standard"><text:s text:c="4"/>S2.sum();</text:p>
      <text:p text:style-name="Standard"><text:s text:c="4"/>S2.percentage();</text:p>
      <text:p text:style-name="Standard"><text:s text:c="4"/>}</text:p>
      <text:p text:style-name="Standard"><text:s text:c="4"/></text:p>
      <text:p text:style-name="Standard">}</text:p>
      <text:p text:style-name="P2"/>
      <text:p text:style-name="P1">output</text:p>
      <text:p text:style-name="P1"/>
      <text:p text:style-name="P1">sum <text:s/>is:229.0</text:p>
      <text:p text:style-name="P1">percentage is:76.33333</text:p>
      <text:p text:style-name="P1">sum <text:s/>is:218.0</text:p>
      <text:p text:style-name="P1">percentage is:72.6666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9:30.230803032</meta:creation-date>
    <dc:date>2022-04-01T14:24:03.634736452</dc:date>
    <meta:editing-duration>PT4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84" meta:character-count="660" meta:non-whitespace-character-count="486"/>
  </office:meta>
</office:document-meta>
</file>